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dash" draw:stroke-dash="Dash_5f_1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cm" fo:padding-top="0.141cm" fo:padding-bottom="0.141cm" fo:padding-left="0.141cm" fo:padding-right="0.141cm"/>
    </style:style>
    <style:style style:name="gr4" style:family="graphic" style:parent-style-name="standard">
      <style:graphic-properties draw:stroke="dash" draw:stroke-dash="Dash_5f_2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5" style:family="graphic" style:parent-style-name="standard">
      <style:graphic-properties draw:stroke="dash" draw:stroke-dash="Dash_5f_3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147cm" fo:padding-top="0.141cm" fo:padding-bottom="0.141cm" fo:padding-left="0.141cm" fo:padding-right="0.141cm"/>
    </style:style>
    <style:style style:name="gr7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448cm" fo:padding-top="0.141cm" fo:padding-bottom="0.141cm" fo:padding-left="0.141cm" fo:padding-right="0.141cm"/>
    </style:style>
    <style:style style:name="gr9" style:family="graphic" style:parent-style-name="standard">
      <style:graphic-properties draw:stroke="solid" svg:stroke-width="0.076cm" svg:stroke-color="#ff0000" svg:stroke-opacity="100%" draw:stroke-linejoin="round" draw:fill="none" fo:padding-top="0.163cm" fo:padding-bottom="0.163cm" fo:padding-left="0.288cm" fo:padding-right="0.288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099cm" fo:padding-top="0.141cm" fo:padding-bottom="0.141cm" fo:padding-left="0.141cm" fo:padding-right="0.141cm"/>
    </style:style>
    <style:style style:name="gr11" style:family="graphic" style:parent-style-name="standard">
      <style:graphic-properties draw:stroke="dash" draw:stroke-dash="Dash_5f_4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258cm" fo:padding-top="0.141cm" fo:padding-bottom="0.141cm" fo:padding-left="0.141cm" fo:padding-right="0.141cm"/>
    </style:style>
    <style:style style:name="gr13" style:family="graphic" style:parent-style-name="standard">
      <style:graphic-properties draw:stroke="solid" svg:stroke-width="0.076cm" svg:stroke-color="#000000" svg:stroke-opacity="100%" draw:stroke-linejoin="round" draw:fill="none" fo:padding-top="0.163cm" fo:padding-bottom="0.163cm" fo:padding-left="0.288cm" fo:padding-right="0.288cm"/>
    </style:style>
    <style:style style:name="gr14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15" style:family="graphic" style:parent-style-name="standard">
      <style:graphic-properties draw:stroke="none" svg:stroke-color="#000000" draw:fill="none" draw:fill-color="#ffffff" draw:textarea-vertical-align="top" fo:min-height="0.988cm" fo:padding-top="0.141cm" fo:padding-bottom="0.141cm" fo:padding-left="0.141cm" fo:padding-right="0.141cm"/>
    </style:style>
    <style:style style:name="gr16" style:family="graphic" style:parent-style-name="standard">
      <style:graphic-properties draw:stroke="none" svg:stroke-color="#000000" draw:fill="none" draw:fill-color="#ffffff" draw:textarea-vertical-align="top" fo:min-height="2.512cm" fo:padding-top="0.141cm" fo:padding-bottom="0.141cm" fo:padding-left="0.141cm" fo:padding-right="0.141cm"/>
    </style:style>
    <style:style style:name="gr17" style:family="graphic" style:parent-style-name="standard">
      <style:graphic-properties draw:stroke="solid" svg:stroke-width="0.076cm" svg:stroke-color="#339966" svg:stroke-opacity="100%" draw:stroke-linejoin="round" draw:fill="none" fo:padding-top="0.163cm" fo:padding-bottom="0.163cm" fo:padding-left="0.288cm" fo:padding-right="0.288cm"/>
    </style:style>
    <style:style style:name="gr18" style:family="graphic" style:parent-style-name="standard">
      <style:graphic-properties draw:stroke="solid" svg:stroke-width="0.076cm" svg:stroke-color="#cc99ff" svg:stroke-opacity="100%" draw:stroke-linejoin="round" draw:fill="none" fo:padding-top="0.163cm" fo:padding-bottom="0.163cm" fo:padding-left="0.288cm" fo:padding-right="0.288cm"/>
    </style:style>
    <style:style style:name="gr19" style:family="graphic" style:parent-style-name="standard">
      <style:graphic-properties draw:stroke="solid" svg:stroke-width="0.076cm" svg:stroke-color="#3366ff" svg:stroke-opacity="100%" draw:stroke-linejoin="round" draw:fill="none" fo:padding-top="0.163cm" fo:padding-bottom="0.163cm" fo:padding-left="0.288cm" fo:padding-right="0.288cm"/>
    </style:style>
    <style:style style:name="gr20" style:family="graphic" style:parent-style-name="standard">
      <style:graphic-properties draw:stroke="none" svg:stroke-color="#000000" draw:fill="none" draw:fill-color="#ffffff" draw:textarea-vertical-align="top" fo:min-height="0.734cm" fo:padding-top="0.141cm" fo:padding-bottom="0.141cm" fo:padding-left="0.141cm" fo:padding-right="0.141cm"/>
    </style:style>
    <style:style style:name="gr21" style:family="graphic" style:parent-style-name="standard">
      <style:graphic-properties draw:stroke="none" svg:stroke-color="#000000" draw:fill="none" draw:fill-color="#ffffff" draw:textarea-vertical-align="top" fo:min-height="0.48cm" fo:padding-top="0.141cm" fo:padding-bottom="0.141cm" fo:padding-left="0.141cm" fo:padding-right="0.141cm"/>
    </style:style>
    <style:style style:name="gr22" style:family="graphic" style:parent-style-name="standard">
      <style:graphic-properties draw:stroke="solid" svg:stroke-width="0.076cm" svg:stroke-color="#999999" svg:stroke-opacity="100%" draw:stroke-linejoin="round" draw:fill="none" fo:padding-top="0.163cm" fo:padding-bottom="0.163cm" fo:padding-left="0.288cm" fo:padding-right="0.288cm"/>
    </style:style>
    <style:style style:name="gr23" style:family="graphic" style:parent-style-name="standard">
      <style:graphic-properties draw:stroke="solid" svg:stroke-width="0.076cm" svg:stroke-color="#ff6600" svg:stroke-opacity="100%" draw:stroke-linejoin="round" draw:fill="none" fo:padding-top="0.163cm" fo:padding-bottom="0.163cm" fo:padding-left="0.288cm" fo:padding-right="0.288cm"/>
    </style:style>
    <style:style style:name="gr24" style:family="graphic" style:parent-style-name="standard">
      <style:graphic-properties draw:stroke="dash" draw:stroke-dash="Dash_5f_5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25" style:family="graphic" style:parent-style-name="standard">
      <style:graphic-properties draw:stroke="solid" svg:stroke-width="0.042cm" svg:stroke-color="#339966" draw:marker-end="EndMarker_5f_1" draw:marker-end-width="0.361cm" svg:stroke-opacity="100%" draw:stroke-linejoin="round" draw:fill="none" fo:padding-top="0.146cm" fo:padding-bottom="0.146cm" fo:padding-left="0.271cm" fo:padding-right="0.271cm"/>
    </style:style>
    <style:style style:name="gr26" style:family="graphic" style:parent-style-name="standard">
      <style:graphic-properties draw:stroke="dash" draw:stroke-dash="Dash_5f_6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1.429cm" fo:padding-top="0cm" fo:padding-bottom="0cm" fo:padding-left="0cm" fo:padding-right="0cm"/>
    </style:style>
    <style:style style:name="gr28" style:family="graphic" style:parent-style-name="standard">
      <style:graphic-properties draw:stroke="none" svg:stroke-color="#000000" draw:fill="none" draw:fill-color="#ffffff" draw:textarea-vertical-align="top" fo:min-height="0.768cm" fo:padding-top="0.141cm" fo:padding-bottom="0.141cm" fo:padding-left="0.141cm" fo:padding-right="0.141cm"/>
    </style:style>
    <style:style style:name="gr29" style:family="graphic" style:parent-style-name="standard">
      <style:graphic-properties draw:stroke="none" svg:stroke-color="#000000" draw:fill="none" draw:fill-color="#ffffff" draw:textarea-vertical-align="top" fo:min-height="1.115cm" fo:padding-top="0.141cm" fo:padding-bottom="0.141cm" fo:padding-left="0.141cm" fo:padding-right="0.141cm"/>
    </style:style>
    <style:style style:name="gr30" style:family="graphic" style:parent-style-name="standard">
      <style:graphic-properties draw:stroke="solid" svg:stroke-width="0.042cm" svg:stroke-color="#ff0000" draw:marker-start="StartMarker_5f_1" draw:marker-start-width="0.361cm" draw:marker-end="EndMarker_5f_2" draw:marker-end-width="0.361cm" svg:stroke-opacity="100%" draw:stroke-linejoin="round" draw:fill="none" fo:padding-top="0.146cm" fo:padding-bottom="0.146cm" fo:padding-left="0.271cm" fo:padding-right="0.271cm"/>
    </style:style>
    <style:style style:name="gr31" style:family="graphic" style:parent-style-name="standard">
      <style:graphic-properties draw:stroke="none" svg:stroke-color="#000000" draw:fill="none" draw:fill-color="#ffffff" draw:textarea-vertical-align="top" fo:min-height="0.607cm" fo:padding-top="0.141cm" fo:padding-bottom="0.141cm" fo:padding-left="0.141cm" fo:padding-right="0.141cm"/>
    </style:style>
    <style:style style:name="gr32" style:family="graphic" style:parent-style-name="standard">
      <style:graphic-properties draw:stroke="none" svg:stroke-color="#000000" draw:fill="none" draw:fill-color="#ffffff" draw:textarea-vertical-align="middle" fo:min-height="0.417cm" fo:padding-top="0.141cm" fo:padding-bottom="0.141cm" fo:padding-left="0.141cm" fo:padding-right="0.141cm"/>
    </style:style>
    <style:style style:name="gr33" style:family="graphic" style:parent-style-name="standard">
      <style:graphic-properties draw:stroke="solid" svg:stroke-width="0.042cm" svg:stroke-color="#339966" draw:marker-end="EndMarker_5f_3" draw:marker-end-width="0.361cm" svg:stroke-opacity="100%" draw:stroke-linejoin="round" draw:fill="none" fo:padding-top="0.146cm" fo:padding-bottom="0.146cm" fo:padding-left="0.271cm" fo:padding-right="0.271cm"/>
    </style:style>
    <style:style style:name="gr34" style:family="graphic" style:parent-style-name="standard">
      <style:graphic-properties draw:stroke="solid" svg:stroke-width="0.042cm" svg:stroke-color="#339966" draw:marker-end="EndMarker_5f_4" draw:marker-end-width="0.361cm" svg:stroke-opacity="100%" draw:stroke-linejoin="round" draw:fill="none" fo:padding-top="0.146cm" fo:padding-bottom="0.146cm" fo:padding-left="0.271cm" fo:padding-right="0.271cm"/>
    </style:style>
    <style:style style:name="gr35" style:family="graphic" style:parent-style-name="standard">
      <style:graphic-properties draw:stroke="solid" svg:stroke-width="0.042cm" svg:stroke-color="#339966" draw:marker-end="EndMarker_5f_5" draw:marker-end-width="0.361cm" svg:stroke-opacity="100%" draw:stroke-linejoin="round" draw:fill="none" fo:padding-top="0.146cm" fo:padding-bottom="0.146cm" fo:padding-left="0.271cm" fo:padding-right="0.271cm"/>
    </style:style>
    <style:style style:name="gr36" style:family="graphic" style:parent-style-name="standard">
      <style:graphic-properties draw:stroke="solid" svg:stroke-width="0.042cm" svg:stroke-color="#339966" draw:marker-end="EndMarker_5f_6" draw:marker-end-width="0.361cm" svg:stroke-opacity="100%" draw:stroke-linejoin="round" draw:fill="none" fo:padding-top="0.146cm" fo:padding-bottom="0.146cm" fo:padding-left="0.271cm" fo:padding-right="0.271cm"/>
    </style:style>
    <style:style style:name="gr37" style:family="graphic" style:parent-style-name="standard">
      <style:graphic-properties draw:stroke="solid" svg:stroke-width="0.042cm" svg:stroke-color="#339966" draw:marker-end="EndMarker_5f_7" draw:marker-end-width="0.361cm" svg:stroke-opacity="100%" draw:stroke-linejoin="round" draw:fill="none" fo:padding-top="0.146cm" fo:padding-bottom="0.146cm" fo:padding-left="0.271cm" fo:padding-right="0.271cm"/>
    </style:style>
    <style:style style:name="gr38" style:family="graphic" style:parent-style-name="standard">
      <style:graphic-properties draw:stroke="solid" svg:stroke-width="0.042cm" svg:stroke-color="#339966" draw:marker-start="StartMarker_5f_2" draw:marker-start-width="0.361cm" svg:stroke-opacity="100%" draw:stroke-linejoin="round" draw:fill="none" fo:padding-top="0.146cm" fo:padding-bottom="0.146cm" fo:padding-left="0.271cm" fo:padding-right="0.271cm"/>
    </style:style>
    <style:style style:name="gr39" style:family="graphic" style:parent-style-name="standard">
      <style:graphic-properties draw:stroke="solid" svg:stroke-width="0.042cm" svg:stroke-color="#339966" draw:marker-start="StartMarker_5f_3" draw:marker-start-width="0.361cm" svg:stroke-opacity="100%" draw:stroke-linejoin="round" draw:fill="none" fo:padding-top="0.146cm" fo:padding-bottom="0.146cm" fo:padding-left="0.271cm" fo:padding-right="0.271cm"/>
    </style:style>
    <style:style style:name="gr40" style:family="graphic" style:parent-style-name="standard">
      <style:graphic-properties draw:stroke="solid" svg:stroke-width="0.042cm" svg:stroke-color="#339966" draw:marker-start="StartMarker_5f_4" draw:marker-start-width="0.361cm" svg:stroke-opacity="100%" draw:stroke-linejoin="round" draw:fill="none" fo:padding-top="0.146cm" fo:padding-bottom="0.146cm" fo:padding-left="0.271cm" fo:padding-right="0.271cm"/>
    </style:style>
    <style:style style:name="gr41" style:family="graphic" style:parent-style-name="standard">
      <style:graphic-properties draw:stroke="solid" svg:stroke-width="0.042cm" svg:stroke-color="#339966" draw:marker-start="StartMarker_5f_5" draw:marker-start-width="0.361cm" svg:stroke-opacity="100%" draw:stroke-linejoin="round" draw:fill="none" fo:padding-top="0.146cm" fo:padding-bottom="0.146cm" fo:padding-left="0.271cm" fo:padding-right="0.271cm"/>
    </style:style>
    <style:style style:name="gr42" style:family="graphic" style:parent-style-name="standard">
      <style:graphic-properties draw:stroke="solid" svg:stroke-width="0.042cm" svg:stroke-color="#339966" draw:marker-start="StartMarker_5f_6" draw:marker-start-width="0.361cm" svg:stroke-opacity="100%" draw:stroke-linejoin="round" draw:fill="none" fo:padding-top="0.146cm" fo:padding-bottom="0.146cm" fo:padding-left="0.271cm" fo:padding-right="0.271cm"/>
    </style:style>
    <style:style style:name="gr43" style:family="graphic" style:parent-style-name="standard">
      <style:graphic-properties draw:stroke="solid" svg:stroke-width="0.042cm" svg:stroke-color="#339966" draw:marker-start="StartMarker_5f_7" draw:marker-start-width="0.361cm" svg:stroke-opacity="100%" draw:stroke-linejoin="round" draw:fill="none" fo:padding-top="0.146cm" fo:padding-bottom="0.146cm" fo:padding-left="0.271cm" fo:padding-right="0.271cm"/>
    </style:style>
    <style:style style:name="gr44" style:family="graphic" style:parent-style-name="standard">
      <style:graphic-properties draw:stroke="none" svg:stroke-color="#000000" draw:fill="none" draw:fill-color="#ffffff" draw:textarea-vertical-align="middle" fo:min-height="0.294cm" fo:padding-top="0.141cm" fo:padding-bottom="0.141cm" fo:padding-left="0.141cm" fo:padding-right="0.141cm"/>
    </style:style>
    <style:style style:name="gr45" style:family="graphic" style:parent-style-name="standard">
      <style:graphic-properties draw:stroke="none" svg:stroke-color="#000000" draw:fill="none" draw:fill-color="#ffffff" draw:textarea-vertical-align="top" fo:min-height="1.394cm" fo:padding-top="0.141cm" fo:padding-bottom="0.141cm" fo:padding-left="0.141cm" fo:padding-right="0.141cm"/>
    </style:style>
    <style:style style:name="gr46" style:family="graphic" style:parent-style-name="standard">
      <style:graphic-properties draw:stroke="none" svg:stroke-color="#000000" draw:fill="none" draw:fill-color="#ffffff" draw:textarea-vertical-align="top" fo:min-height="0.671cm" fo:padding-top="0.141cm" fo:padding-bottom="0.141cm" fo:padding-left="0.141cm" fo:padding-right="0.141cm"/>
    </style:style>
    <style:style style:name="gr47" style:family="graphic" style:parent-style-name="standard">
      <style:graphic-properties draw:stroke="solid" svg:stroke-width="0.076cm" svg:stroke-color="#800080" svg:stroke-opacity="100%" draw:stroke-linejoin="round" draw:fill="none" fo:padding-top="0.163cm" fo:padding-bottom="0.163cm" fo:padding-left="0.288cm" fo:padding-right="0.288cm"/>
    </style:style>
    <style:style style:name="gr48" style:family="graphic" style:parent-style-name="standard">
      <style:graphic-properties draw:stroke="solid" svg:stroke-width="0.042cm" svg:stroke-color="#ff6600" draw:marker-start="StartMarker_5f_8" draw:marker-start-width="0.361cm" draw:marker-end="EndMarker_5f_8" draw:marker-end-width="0.361cm" svg:stroke-opacity="100%" draw:stroke-linejoin="round" draw:fill="none" fo:padding-top="0.146cm" fo:padding-bottom="0.146cm" fo:padding-left="0.271cm" fo:padding-right="0.271cm"/>
    </style:style>
    <style:style style:name="gr49" style:family="graphic" style:parent-style-name="standard">
      <style:graphic-properties draw:stroke="solid" svg:stroke-width="0.042cm" svg:stroke-color="#cc99ff" draw:marker-end="EndMarker_5f_9" draw:marker-end-width="0.361cm" svg:stroke-opacity="100%" draw:stroke-linejoin="round" draw:fill="none" fo:padding-top="0.146cm" fo:padding-bottom="0.146cm" fo:padding-left="0.271cm" fo:padding-right="0.271cm"/>
    </style:style>
    <style:style style:name="gr50" style:family="graphic" style:parent-style-name="standard">
      <style:graphic-properties draw:stroke="solid" svg:stroke-width="0.042cm" svg:stroke-color="#800080" draw:marker-end="EndMarker_5f_10" draw:marker-end-width="0.361cm" svg:stroke-opacity="100%" draw:stroke-linejoin="round" draw:fill="none" fo:padding-top="0.146cm" fo:padding-bottom="0.146cm" fo:padding-left="0.271cm" fo:padding-right="0.271cm"/>
    </style:style>
    <style:style style:name="gr51" style:family="graphic" style:parent-style-name="standard">
      <style:graphic-properties draw:stroke="solid" svg:stroke-width="0.042cm" svg:stroke-color="#3366ff" draw:marker-end="EndMarker_5f_11" draw:marker-end-width="0.361cm" svg:stroke-opacity="100%" draw:stroke-linejoin="round" draw:fill="none" fo:padding-top="0.146cm" fo:padding-bottom="0.146cm" fo:padding-left="0.271cm" fo:padding-right="0.271cm"/>
    </style:style>
    <style:style style:name="gr52" style:family="graphic" style:parent-style-name="standard">
      <style:graphic-properties draw:stroke="solid" svg:stroke-width="0.042cm" svg:stroke-color="#3366ff" draw:marker-start="StartMarker_5f_9" draw:marker-start-width="0.361cm" svg:stroke-opacity="100%" draw:stroke-linejoin="round" draw:fill="none" fo:padding-top="0.146cm" fo:padding-bottom="0.146cm" fo:padding-left="0.271cm" fo:padding-right="0.271cm"/>
    </style:style>
    <style:style style:name="gr53" style:family="graphic" style:parent-style-name="standard">
      <style:graphic-properties draw:stroke="solid" svg:stroke-width="0.042cm" svg:stroke-color="#ff0000" draw:marker-start="StartMarker_5f_10" draw:marker-start-width="0.361cm" svg:stroke-opacity="100%" draw:stroke-linejoin="round" draw:fill="none" fo:padding-top="0.146cm" fo:padding-bottom="0.146cm" fo:padding-left="0.271cm" fo:padding-right="0.271cm"/>
    </style:style>
    <style:style style:name="gr54" style:family="graphic" style:parent-style-name="standard">
      <style:graphic-properties draw:stroke="solid" svg:stroke-width="0.042cm" svg:stroke-color="#ff0000" draw:marker-start="StartMarker_5f_11" draw:marker-start-width="0.361cm" svg:stroke-opacity="100%" draw:stroke-linejoin="round" draw:fill="none" fo:padding-top="0.146cm" fo:padding-bottom="0.146cm" fo:padding-left="0.271cm" fo:padding-right="0.271cm"/>
    </style:style>
    <style:style style:name="gr55" style:family="graphic" style:parent-style-name="standard">
      <style:graphic-properties draw:stroke="solid" svg:stroke-width="0.076cm" svg:stroke-color="#996633" svg:stroke-opacity="100%" draw:stroke-linejoin="round" draw:fill="none" fo:padding-top="0.163cm" fo:padding-bottom="0.163cm" fo:padding-left="0.288cm" fo:padding-right="0.288cm"/>
    </style:style>
    <style:style style:name="gr56" style:family="graphic" style:parent-style-name="standard">
      <style:graphic-properties draw:stroke="solid" svg:stroke-width="0.042cm" svg:stroke-color="#996633" draw:marker-start="StartMarker_5f_12" draw:marker-start-width="0.361cm" draw:marker-end="EndMarker_5f_12" draw:marker-end-width="0.361cm" svg:stroke-opacity="100%" draw:stroke-linejoin="round" draw:fill="none" fo:padding-top="0.146cm" fo:padding-bottom="0.146cm" fo:padding-left="0.271cm" fo:padding-right="0.271cm"/>
    </style:style>
    <style:style style:name="gr57" style:family="graphic" style:parent-style-name="standard">
      <style:graphic-properties draw:stroke="solid" svg:stroke-width="0.042cm" svg:stroke-color="#800080" draw:marker-end="EndMarker_5f_13" draw:marker-end-width="0.361cm" svg:stroke-opacity="100%" draw:stroke-linejoin="round" draw:fill="none" fo:padding-top="0.146cm" fo:padding-bottom="0.146cm" fo:padding-left="0.271cm" fo:padding-right="0.271cm"/>
    </style:style>
    <style:style style:name="gr58" style:family="graphic" style:parent-style-name="standard">
      <style:graphic-properties draw:stroke="solid" svg:stroke-width="0.042cm" svg:stroke-color="#800080" draw:marker-end="EndMarker_5f_14" draw:marker-end-width="0.361cm" svg:stroke-opacity="100%" draw:stroke-linejoin="round" draw:fill="none" fo:padding-top="0.146cm" fo:padding-bottom="0.146cm" fo:padding-left="0.271cm" fo:padding-right="0.271cm"/>
    </style:style>
    <style:style style:name="gr59" style:family="graphic" style:parent-style-name="standard">
      <style:graphic-properties draw:stroke="solid" svg:stroke-width="0.042cm" svg:stroke-color="#000000" draw:marker-start="StartMarker_5f_13" draw:marker-start-width="0.361cm" svg:stroke-opacity="100%" draw:stroke-linejoin="round" draw:fill="none" fo:padding-top="0.146cm" fo:padding-bottom="0.146cm" fo:padding-left="0.271cm" fo:padding-right="0.271cm"/>
    </style:style>
    <style:style style:name="gr60" style:family="graphic" style:parent-style-name="standard">
      <style:graphic-properties draw:stroke="none" svg:stroke-color="#000000" draw:fill="none" draw:fill-color="#ffffff" draw:textarea-vertical-align="middle" fo:min-height="1.75cm" fo:padding-top="0.141cm" fo:padding-bottom="0.141cm" fo:padding-left="0.141cm" fo:padding-right="0.141cm"/>
    </style:style>
    <style:style style:name="gr61" style:family="graphic" style:parent-style-name="standard">
      <style:graphic-properties draw:stroke="none" svg:stroke-color="#000000" draw:fill="none" draw:fill-color="#ffffff" draw:textarea-vertical-align="top" fo:min-height="0.399cm" fo:padding-top="0.141cm" fo:padding-bottom="0.141cm" fo:padding-left="0.141cm" fo:padding-right="0.141cm"/>
    </style:style>
    <style:style style:name="gr62" style:family="graphic" style:parent-style-name="standard">
      <style:graphic-properties draw:stroke="dash" draw:stroke-dash="Dash_5f_7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63" style:family="graphic" style:parent-style-name="standard">
      <style:graphic-properties draw:stroke="none" svg:stroke-color="#000000" draw:fill="none" draw:fill-color="#ffffff" draw:textarea-vertical-align="top" fo:min-height="1.877cm" fo:padding-top="0.141cm" fo:padding-bottom="0.141cm" fo:padding-left="0.141cm" fo:padding-right="0.141cm"/>
    </style:style>
    <style:style style:name="gr64" style:family="graphic" style:parent-style-name="standard">
      <style:graphic-properties draw:stroke="solid" svg:stroke-width="0.042cm" svg:stroke-color="#ff0000" draw:marker-start="StartMarker_5f_14" draw:marker-start-width="0.361cm" svg:stroke-opacity="100%" draw:stroke-linejoin="round" draw:fill="none" fo:padding-top="0.146cm" fo:padding-bottom="0.146cm" fo:padding-left="0.271cm" fo:padding-right="0.271cm"/>
    </style:style>
    <style:style style:name="gr65" style:family="graphic" style:parent-style-name="standard">
      <style:graphic-properties draw:stroke="solid" svg:stroke-width="0.042cm" svg:stroke-color="#ff0000" draw:marker-start="StartMarker_5f_15" draw:marker-start-width="0.361cm" svg:stroke-opacity="100%" draw:stroke-linejoin="round" draw:fill="none" fo:padding-top="0.146cm" fo:padding-bottom="0.146cm" fo:padding-left="0.271cm" fo:padding-right="0.271cm"/>
    </style:style>
    <style:style style:name="gr66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67" style:family="graphic" style:parent-style-name="standard">
      <style:graphic-properties draw:stroke="solid" svg:stroke-width="0.042cm" svg:stroke-color="#996633" draw:marker-start="StartMarker_5f_12" draw:marker-start-width="0.361cm" draw:marker-end="" draw:marker-end-width="0.361cm" svg:stroke-opacity="100%" draw:stroke-linejoin="round" draw:fill="none" fo:padding-top="0.146cm" fo:padding-bottom="0.146cm" fo:padding-left="0.271cm" fo:padding-right="0.271cm"/>
    </style:style>
    <style:style style:name="gr68" style:family="graphic" style:parent-style-name="objectwithoutfill">
      <style:graphic-properties svg:stroke-width="0.051cm" svg:stroke-color="#996633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69" style:family="graphic" style:parent-style-name="objectwithoutfill">
      <style:graphic-properties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0" style:family="graphic" style:parent-style-name="objectwithoutfill">
      <style:graphic-properties svg:stroke-width="0.051cm" svg:stroke-color="#ff0000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71" style:family="graphic" style:parent-style-name="objectwithoutfill">
      <style:graphic-properties svg:stroke-width="0.025cm" svg:stroke-color="#0000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72" style:family="graphic" style:parent-style-name="standard">
      <style:graphic-properties draw:stroke="none" svg:stroke-color="#000000" draw:fill="none" draw:fill-color="#ffffff" fo:min-height="0cm"/>
    </style:style>
    <style:style style:name="gr73" style:family="graphic" style:parent-style-name="standard">
      <style:graphic-properties draw:stroke="none" svg:stroke-color="#000000" draw:fill="none" draw:fill-color="#ffffff" fo:min-height="0.258cm"/>
    </style:style>
    <style:style style:name="gr74" style:family="graphic" style:parent-style-name="standard">
      <style:graphic-properties svg:stroke-width="0.051cm" svg:stroke-color="#999999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75" style:family="graphic" style:parent-style-name="standard">
      <style:graphic-properties draw:stroke="none" draw:fill="none" fo:min-height="0.729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margin-left="0cm" fo:margin-right="0cm" fo:margin-top="0cm" fo:margin-bottom="0cm" fo:line-height="120%" fo:text-align="start" fo:text-indent="0cm"/>
    </style:style>
    <style:style style:name="P3" style:family="paragraph">
      <style:paragraph-properties fo:margin-left="0cm" fo:margin-right="0cm" fo:margin-top="0cm" fo:margin-bottom="0cm" fo:line-height="120%" fo:text-align="end" fo:text-indent="0cm"/>
    </style:style>
    <style:style style:name="P4" style:family="paragraph">
      <style:paragraph-properties fo:margin-left="0cm" fo:margin-right="0cm" fo:margin-top="0cm" fo:margin-bottom="0cm" fo:line-height="120%" fo:text-align="center" fo:text-indent="0cm"/>
      <style:text-properties fo:font-size="7pt" style:font-size-asian="7pt" style:font-size-complex="7pt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text-align="start">
        <style:tab-stops/>
      </style:paragraph-properties>
      <style:text-properties fo:font-size="8pt" fo:font-weight="bold" style:font-size-asian="8pt" style:font-size-complex="8pt"/>
    </style:style>
    <style:style style:name="P7" style:family="paragraph">
      <style:paragraph-properties fo:text-align="center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style:text-properties fo:font-size="6pt" style:font-size-asian="6pt" style:font-size-complex="6pt"/>
    </style:style>
    <style:style style:name="T1" style:family="text">
      <style:text-properties fo:color="#000000"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T2" style:family="text">
      <style:text-properties fo:color="#000000" style:font-name="Arial2" fo:font-size="8pt" style:font-name-asian="Arial2" style:font-size-asian="8pt" style:font-name-complex="Arial2" style:font-size-complex="8pt"/>
    </style:style>
    <style:style style:name="T3" style:family="text">
      <style:text-properties fo:color="#000000" style:text-position="sub 58%" style:font-name="Arial2" fo:font-size="8pt" style:font-name-asian="Arial2" style:font-size-asian="8pt" style:font-name-complex="Arial2" style:font-size-complex="8pt"/>
    </style:style>
    <style:style style:name="T4" style:family="text">
      <style:text-properties fo:color="#000000" style:text-position="sub 58%" style:font-name="Arial2" fo:font-size="9pt" style:font-name-asian="Arial2" style:font-size-asian="9pt" style:font-name-complex="Arial2" style:font-size-complex="9pt"/>
    </style:style>
    <style:style style:name="T5" style:family="text"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6" style:family="text">
      <style:text-properties fo:color="#000000" style:font-name="Arial2" fo:font-size="6pt" style:font-name-asian="Arial2" style:font-size-asian="6pt" style:font-name-complex="Arial2" style:font-size-complex="6pt"/>
    </style:style>
    <style:style style:name="T7" style:family="text">
      <style:text-properties fo:color="#000000" style:font-name="Arial2" fo:font-size="6pt" fo:font-weight="bold" style:font-name-asian="Arial2" style:font-size-asian="6pt" style:font-weight-asian="bold" style:font-name-complex="Arial2" style:font-size-complex="6pt" style:font-weight-complex="bold"/>
    </style:style>
    <style:style style:name="T8" style:family="text">
      <style:text-properties fo:color="#8c8c8c" style:font-name="Arial2" fo:font-size="6pt" fo:font-weight="bold" style:font-name-asian="Arial2" style:font-size-asian="6pt" style:font-weight-asian="bold" style:font-name-complex="Arial2" style:font-size-complex="6pt" style:font-weight-complex="bold"/>
    </style:style>
    <style:style style:name="T9" style:family="text">
      <style:text-properties fo:color="#000000" style:text-position="sub 58%" style:font-name="Arial2" fo:font-size="12pt" style:font-name-asian="Arial2" style:font-size-asian="12pt" style:font-name-complex="Arial2" style:font-size-complex="12pt"/>
    </style:style>
    <style:style style:name="T10" style:family="text">
      <style:text-properties fo:color="#000000" style:text-position="sub 58%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11" style:family="text">
      <style:text-properties fo:color="#000000" style:text-position="sub 58%" style:font-name="Arial2" fo:font-size="26pt" fo:font-weight="bold" style:font-name-asian="Arial2" style:font-size-asian="26pt" style:font-weight-asian="bold" style:font-name-complex="Arial2" style:font-size-complex="26pt" style:font-weight-complex="bold"/>
    </style:style>
    <style:style style:name="T12" style:family="text">
      <style:text-properties fo:color="#000000" style:text-position="sub 58%" style:font-name="Arial2" fo:font-size="30pt" fo:font-weight="bold" style:font-name-asian="Arial2" style:font-size-asian="30pt" style:font-weight-asian="bold" style:font-name-complex="Arial2" style:font-size-complex="30pt" style:font-weight-complex="bold"/>
    </style:style>
    <style:style style:name="T13" style:family="text">
      <style:text-properties fo:color="#000000" style:font-name="Arial2" fo:font-size="7pt" fo:font-weight="bold" style:font-name-asian="Arial2" style:font-size-asian="7pt" style:font-weight-asian="bold" style:font-name-complex="Arial2" style:font-size-complex="7pt" style:font-weight-complex="bold"/>
    </style:style>
    <style:style style:name="T14" style:family="text">
      <style:text-properties fo:font-size="8pt" fo:font-weight="bold" style:font-size-asian="8pt" style:font-size-complex="8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fo:color="#969696" style:text-position="sub 58%" style:font-name="Arial2" fo:font-size="14pt" fo:font-weight="bold" style:font-name-asian="Arial2" style:font-size-asian="14pt" style:font-weight-asian="bold" style:font-name-complex="Arial2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op Process" draw:style-name="dp1" draw:master-page-name="Default">
        <draw:g>
          <draw:polygon draw:style-name="gr1" draw:layer="layout" svg:width="5.587cm" svg:height="3.428cm" svg:x="15.24cm" svg:y="14.224cm" svg:viewBox="0 0 5588 3429" draw:points="0,3429 5588,3429 5588,0 0,0">
            <text:p/>
          </draw:polygon>
          <draw:polygon draw:style-name="gr2" draw:layer="layout" svg:width="5.587cm" svg:height="3.428cm" svg:x="15.24cm" svg:y="14.224cm" svg:viewBox="0 0 5588 3429" draw:points="0,3429 5588,3429 5588,0 0,0">
            <text:p/>
          </draw:polygon>
        </draw:g>
        <draw:frame draw:style-name="gr3" draw:layer="layout" svg:width="2.54cm" svg:height="0.613cm" svg:x="14.453cm" svg:y="14.146cm">
          <draw:text-box>
            <text:p text:style-name="P1"><text:span text:style-name="T1">Users</text:span></text:p>
          </draw:text-box>
        </draw:frame>
        <draw:g>
          <draw:polygon draw:style-name="gr1" draw:layer="layout" svg:width="5.587cm" svg:height="3.809cm" svg:x="15.24cm" svg:y="3.302cm" svg:viewBox="0 0 5588 3810" draw:points="0,3810 5588,3810 5588,0 0,0">
            <text:p/>
          </draw:polygon>
          <draw:polygon draw:style-name="gr4" draw:layer="layout" svg:width="5.587cm" svg:height="3.809cm" svg:x="15.24cm" svg:y="3.302cm" svg:viewBox="0 0 5588 3810" draw:points="0,3810 5588,3810 5588,0 0,0">
            <text:p/>
          </draw:polygon>
        </draw:g>
        <draw:frame draw:style-name="gr3" draw:layer="layout" svg:width="1.499cm" svg:height="0.613cm" svg:x="14.911cm" svg:y="3.249cm">
          <draw:text-box>
            <text:p text:style-name="P1"><text:span text:style-name="T1">DAW</text:span></text:p>
          </draw:text-box>
        </draw:frame>
        <draw:g>
          <draw:g>
            <draw:polygon draw:style-name="gr1" draw:layer="layout" svg:width="7.619cm" svg:height="11.429cm" svg:x="1.524cm" svg:y="3.048cm" svg:viewBox="0 0 7620 11430" draw:points="0,11430 7620,11430 7620,0 0,0">
              <text:p/>
            </draw:polygon>
            <draw:polygon draw:style-name="gr5" draw:layer="layout" svg:width="7.619cm" svg:height="11.429cm" svg:x="1.524cm" svg:y="3.048cm" svg:viewBox="0 0 7620 11430" draw:points="0,11430 7620,11430 7620,0 0,0">
              <text:p/>
            </draw:polygon>
          </draw:g>
          <draw:frame draw:style-name="gr6" draw:text-style-name="P2" draw:layer="layout" svg:width="6.668cm" svg:height="1.429cm" svg:x="2cm" svg:y="2.333cm">
            <draw:text-box>
              <text:p text:style-name="P2"><text:span text:style-name="T2">Raspberry Pi (PLTNX)</text:span></text:p>
            </draw:text-box>
          </draw:frame>
        </draw:g>
        <draw:g>
          <draw:g>
            <draw:polygon draw:style-name="gr1" draw:layer="layout" svg:width="3.504cm" svg:height="5.841cm" svg:x="16.535cm" svg:y="20.32cm" svg:viewBox="0 0 3505 5842" draw:points="0,5842 3505,5842 3505,0 0,0">
              <text:p/>
            </draw:polygon>
            <draw:polygon draw:style-name="gr7" draw:layer="layout" svg:width="3.504cm" svg:height="5.841cm" svg:x="16.535cm" svg:y="20.32cm" svg:viewBox="0 0 3505 5842" draw:points="0,5842 3505,5842 3505,0 0,0">
              <text:p/>
            </draw:polygon>
          </draw:g>
          <draw:frame draw:style-name="gr8" draw:text-style-name="P2" draw:layer="layout" svg:width="3.067cm" svg:height="0.73cm" svg:x="16.754cm" svg:y="19.955cm">
            <draw:text-box>
              <text:p text:style-name="P2"><text:span text:style-name="T1">Comms</text:span></text:p>
            </draw:text-box>
          </draw:frame>
        </draw:g>
        <draw:line draw:style-name="gr9" draw:layer="layout" svg:x1="16.789cm" svg:y1="21.336cm" svg:x2="17.805cm" svg:y2="21.336cm">
          <text:p/>
        </draw:line>
        <draw:frame draw:style-name="gr10" draw:layer="layout" svg:width="2.032cm" svg:height="0.702cm" svg:x="17.909cm" svg:y="20.922cm">
          <draw:text-box>
            <text:p text:style-name="P1"><text:span text:style-name="T3">OSC over TCP/UDP</text:span></text:p>
          </draw:text-box>
        </draw:frame>
        <draw:g>
          <draw:g>
            <draw:polygon draw:style-name="gr1" draw:layer="layout" svg:width="4.185cm" svg:height="4.317cm" svg:x="1.529cm" svg:y="15.939cm" svg:viewBox="0 0 4186 4318" draw:points="0,4318 4186,4318 4186,0 0,0">
              <text:p/>
            </draw:polygon>
            <draw:polygon draw:style-name="gr11" draw:layer="layout" svg:width="4.185cm" svg:height="4.317cm" svg:x="1.529cm" svg:y="15.939cm" svg:viewBox="0 0 4186 4318" draw:points="0,4318 4186,4318 4186,0 0,0">
              <text:p/>
            </draw:polygon>
          </draw:g>
          <draw:frame draw:style-name="gr12" draw:layer="layout" svg:width="3.663cm" svg:height="0.613cm" svg:x="1.79cm" svg:y="15.632cm">
            <draw:text-box>
              <text:p text:style-name="P2"><text:span text:style-name="T2">Arduino Uno R3</text:span></text:p>
            </draw:text-box>
          </draw:frame>
        </draw:g>
        <draw:frame draw:style-name="gr10" draw:layer="layout" svg:width="1.524cm" svg:height="0.756cm" svg:x="17.678cm" svg:y="21.53cm">
          <draw:text-box>
            <text:p text:style-name="P1"><text:span text:style-name="T4">Serial</text:span></text:p>
          </draw:text-box>
        </draw:frame>
        <draw:line draw:style-name="gr13" draw:layer="layout" svg:x1="16.789cm" svg:y1="21.971cm" svg:x2="17.805cm" svg:y2="21.971cm">
          <text:p/>
        </draw:line>
        <draw:frame draw:style-name="gr10" draw:layer="layout" svg:width="1.524cm" svg:height="0.756cm" svg:x="17.856cm" svg:y="22.102cm">
          <draw:text-box>
            <text:p text:style-name="P1"><text:span text:style-name="T4">Analog In</text:span></text:p>
          </draw:text-box>
        </draw:frame>
        <draw:frame draw:style-name="gr10" draw:layer="layout" svg:width="1.842cm" svg:height="0.756cm" svg:x="17.831cm" svg:y="22.737cm">
          <draw:text-box>
            <text:p text:style-name="P1"><text:span text:style-name="T4">Digital/PWM</text:span></text:p>
          </draw:text-box>
        </draw:frame>
        <draw:g>
          <draw:g>
            <draw:polygon draw:style-name="gr1" draw:layer="layout" svg:width="3.681cm" svg:height="1.269cm" svg:x="4.89cm" svg:y="5.08cm" svg:viewBox="0 0 3682 1270" draw:points="0,1270 3682,1270 3682,0 0,0">
              <text:p/>
            </draw:polygon>
            <draw:polygon draw:style-name="gr14" draw:layer="layout" svg:width="3.681cm" svg:height="1.269cm" svg:x="4.89cm" svg:y="5.08cm" svg:viewBox="0 0 3682 1270" draw:points="0,1270 3682,1270 3682,0 0,0">
              <text:p/>
            </draw:polygon>
          </draw:g>
          <draw:frame draw:style-name="gr15" draw:layer="layout" svg:width="3.683cm" svg:height="1.539cm" svg:x="4.89cm" svg:y="5.08cm">
            <draw:text-box>
              <text:p text:style-name="P3"><text:span text:style-name="T5">OSCServer.pyc</text:span><text:span text:style-name="T5"><text:line-break/></text:span><text:span text:style-name="T6">pyOSC</text:span><text:span text:style-name="T6"><text:line-break/></text:span><text:span text:style-name="T6">cLED.pyc</text:span><text:span text:style-name="T6"><text:line-break/></text:span><text:span text:style-name="T6"/></text:p>
            </draw:text-box>
          </draw:frame>
        </draw:g>
        <draw:g>
          <draw:g>
            <draw:polygon draw:style-name="gr1" draw:layer="layout" svg:width="3.682cm" svg:height="2.792cm" svg:x="4.89cm" svg:y="6.477cm" svg:viewBox="0 0 3683 2793" draw:points="0,2793 3683,2793 3683,0 0,0">
              <text:p/>
            </draw:polygon>
            <draw:polygon draw:style-name="gr14" draw:layer="layout" svg:width="3.682cm" svg:height="2.792cm" svg:x="4.89cm" svg:y="6.477cm" svg:viewBox="0 0 3683 2793" draw:points="0,2793 3683,2793 3683,0 0,0">
              <text:p/>
            </draw:polygon>
          </draw:g>
          <draw:frame draw:style-name="gr16" draw:layer="layout" svg:width="3.683cm" svg:height="3.226cm" svg:x="4.89cm" svg:y="6.477cm">
            <draw:text-box>
              <text:p text:style-name="P3"><text:span text:style-name="T5">rangeSensor.pyc</text:span><text:span text:style-name="T5"><text:line-break/></text:span><text:span text:style-name="T5">schemeX.pyc</text:span><text:span text:style-name="T5"><text:line-break/></text:span><text:span text:style-name="T6">pyFirmata.pyc</text:span><text:span text:style-name="T6"><text:line-break/></text:span><text:span text:style-name="T6">LED.pyc</text:span><text:span text:style-name="T6"><text:line-break/></text:span><text:span text:style-name="T6">cLED.pyc</text:span><text:span text:style-name="T6"><text:line-break/></text:span><text:span text:style-name="T6">effects.pyc</text:span><text:span text:style-name="T6"><text:line-break/></text:span><text:span text:style-name="T6">rsDistance.pyc</text:span><text:span text:style-name="T6"><text:line-break/></text:span><text:span text:style-name="T6">Pblstr.pyc</text:span><text:span text:style-name="T6"><text:line-break/></text:span><text:span text:style-name="T6"/></text:p>
            </draw:text-box>
          </draw:frame>
        </draw:g>
        <draw:line draw:style-name="gr17" draw:layer="layout" svg:x1="16.789cm" svg:y1="23.178cm" svg:x2="17.805cm" svg:y2="23.178cm">
          <text:p/>
        </draw:line>
        <draw:line draw:style-name="gr18" draw:layer="layout" svg:x1="16.789cm" svg:y1="22.543cm" svg:x2="17.805cm" svg:y2="22.543cm">
          <text:p/>
        </draw:line>
        <draw:line draw:style-name="gr19" draw:layer="layout" svg:x1="16.789cm" svg:y1="23.8cm" svg:x2="17.805cm" svg:y2="23.8cm">
          <text:p/>
        </draw:line>
        <draw:frame draw:style-name="gr10" draw:layer="layout" svg:width="1.842cm" svg:height="0.756cm" svg:x="17.513cm" svg:y="23.359cm">
          <draw:text-box>
            <text:p text:style-name="P1"><text:span text:style-name="T4">HTTP</text:span></text:p>
          </draw:text-box>
        </draw:frame>
        <draw:g>
          <draw:g>
            <draw:polygon draw:style-name="gr1" draw:layer="layout" svg:width="2.665cm" svg:height="1.014cm" svg:x="2.667cm" svg:y="16.32cm" svg:viewBox="0 0 2666 1015" draw:points="0,1015 2666,1015 2666,0 0,0">
              <text:p/>
            </draw:polygon>
            <draw:polygon draw:style-name="gr14" draw:layer="layout" svg:width="2.665cm" svg:height="1.014cm" svg:x="2.667cm" svg:y="16.32cm" svg:viewBox="0 0 2666 1015" draw:points="0,1015 2666,1015 2666,0 0,0">
              <text:p/>
            </draw:polygon>
          </draw:g>
          <draw:frame draw:style-name="gr20" draw:layer="layout" svg:width="2.667cm" svg:height="1.239cm" svg:x="2.667cm" svg:y="16.32cm">
            <draw:text-box>
              <text:p text:style-name="P3"><text:span text:style-name="T5">pltnmataX.ino</text:span><text:span text:style-name="T5"><text:line-break/></text:span><text:span text:style-name="T6">LiquidCrystal</text:span><text:span text:style-name="T6"><text:line-break/></text:span><text:span text:style-name="T6"/></text:p>
            </draw:text-box>
          </draw:frame>
        </draw:g>
        <draw:g>
          <draw:g>
            <draw:polygon draw:style-name="gr1" draw:layer="layout" svg:width="3.681cm" svg:height="0.761cm" svg:x="15.494cm" svg:y="3.907cm" svg:viewBox="0 0 3682 762" draw:points="0,762 3682,762 3682,0 0,0">
              <text:p/>
            </draw:polygon>
            <draw:polygon draw:style-name="gr14" draw:layer="layout" svg:width="3.681cm" svg:height="0.761cm" svg:x="15.494cm" svg:y="3.907cm" svg:viewBox="0 0 3682 762" draw:points="0,762 3682,762 3682,0 0,0">
              <text:p/>
            </draw:polygon>
          </draw:g>
          <draw:frame draw:style-name="gr21" draw:layer="layout" svg:width="3.683cm" svg:height="0.762cm" svg:x="15.494cm" svg:y="3.907cm">
            <draw:text-box>
              <text:p text:style-name="P2"><text:span text:style-name="T5">OSCulator</text:span></text:p>
            </draw:text-box>
          </draw:frame>
        </draw:g>
        <draw:line draw:style-name="gr22" draw:layer="layout" svg:x1="16.789cm" svg:y1="24.422cm" svg:x2="17.805cm" svg:y2="24.422cm">
          <text:p/>
        </draw:line>
        <draw:frame draw:style-name="gr10" draw:layer="layout" svg:width="1.842cm" svg:height="0.756cm" svg:x="17.45cm" svg:y="23.981cm">
          <draw:text-box>
            <text:p text:style-name="P1"><text:span text:style-name="T4">SSH</text:span></text:p>
          </draw:text-box>
        </draw:frame>
        <draw:line draw:style-name="gr23" draw:layer="layout" svg:x1="16.789cm" svg:y1="25.019cm" svg:x2="17.805cm" svg:y2="25.019cm">
          <text:p/>
        </draw:line>
        <draw:frame draw:style-name="gr10" draw:layer="layout" svg:width="1.842cm" svg:height="0.756cm" svg:x="17.412cm" svg:y="24.578cm">
          <draw:text-box>
            <text:p text:style-name="P1"><text:span text:style-name="T4">Git</text:span></text:p>
          </draw:text-box>
        </draw:frame>
        <draw:g>
          <draw:g>
            <draw:polygon draw:style-name="gr1" draw:layer="layout" svg:width="4.317cm" svg:height="1.903cm" svg:x="1.519cm" svg:y="23.238cm" svg:viewBox="0 0 4318 1904" draw:points="0,1904 4318,1904 4318,0 0,0">
              <text:p/>
            </draw:polygon>
            <draw:polygon draw:style-name="gr24" draw:layer="layout" svg:width="4.317cm" svg:height="1.903cm" svg:x="1.519cm" svg:y="23.238cm" svg:viewBox="0 0 4318 1904" draw:points="0,1904 4318,1904 4318,0 0,0">
              <text:p/>
            </draw:polygon>
          </draw:g>
          <draw:frame draw:style-name="gr3" draw:layer="layout" svg:width="3.778cm" svg:height="0.613cm" svg:x="1.789cm" svg:y="22.931cm">
            <draw:text-box>
              <text:p text:style-name="P2"><text:span text:style-name="T2">16x2 LCD</text:span></text:p>
            </draw:text-box>
          </draw:frame>
        </draw:g>
        <draw:line draw:style-name="gr25" draw:layer="layout" svg:x1="4.318cm" svg:y1="20.257cm" svg:x2="4.318cm" svg:y2="23.238cm">
          <text:p/>
        </draw:line>
        <draw:g>
          <draw:g>
            <draw:polygon draw:style-name="gr1" draw:layer="layout" svg:width="1.777cm" svg:height="1.777cm" svg:x="2.184cm" svg:y="20.952cm" svg:viewBox="0 0 1778 1778" draw:points="0,1778 1778,1778 1778,0 0,0">
              <text:p/>
            </draw:polygon>
            <draw:polygon draw:style-name="gr26" draw:layer="layout" svg:width="1.777cm" svg:height="1.777cm" svg:x="2.184cm" svg:y="20.952cm" svg:viewBox="0 0 1778 1778" draw:points="0,1778 1778,1778 1778,0 0,0">
              <text:p/>
            </draw:polygon>
          </draw:g>
          <draw:frame draw:style-name="gr3" draw:layer="layout" svg:width="1.556cm" svg:height="0.613cm" svg:x="2.295cm" svg:y="20.645cm">
            <draw:text-box>
              <text:p text:style-name="P2"><text:span text:style-name="T2">RngSnsr</text:span></text:p>
            </draw:text-box>
          </draw:frame>
        </draw:g>
        <draw:g>
          <draw:g>
            <draw:path draw:style-name="gr1" draw:layer="layout" svg:width="2.285cm" svg:height="2.284cm" svg:x="15.24cm" svg:y="0.681cm" svg:viewBox="0 0 2286 2285" svg:d="m0 285v1715 0c0 52 48 97 153 143 105 45 236 78 419 104 182 26 361 38 571 38s389-12 572-38c182-26 313-59 418-104 105-46 153-91 153-143v-1715 0 0c0-53-48-97-153-143-105-45-236-78-419-104-182-26-361-38-571-38s-389 12-572 38c-182 26-313 59-418 104-105 46-153 90-153 143z">
              <text:p/>
            </draw:path>
            <draw:path draw:style-name="gr14" draw:layer="layout" svg:width="2.285cm" svg:height="2.284cm" svg:x="15.24cm" svg:y="0.681cm" svg:viewBox="0 0 2286 2285" svg:d="m0 285v1715 0c0 52 48 97 153 143 105 45 236 78 419 104 182 26 361 38 571 38s389-12 572-38c182-26 313-59 418-104 105-46 153-91 153-143v-1715 0 0c0-53-48-97-153-143-105-45-236-78-419-104-182-26-361-38-571-38s-389 12-572 38c-182 26-313 59-418 104-105 46-153 90-153 143m0 0v0c0 52 48 97 153 143 105 45 236 78 419 104 182 26 361 38 571 38s389-12 572-38c182-26 313-59 418-104 105-46 153-91 153-143">
              <text:p/>
            </draw:path>
          </draw:g>
          <draw:frame draw:style-name="gr27" draw:layer="layout" svg:width="2.286cm" svg:height="1.429cm" svg:x="15.24cm" svg:y="1.253cm">
            <draw:text-box>
              <text:p text:style-name="P1"><text:span text:style-name="T5">pltn.git</text:span><text:span text:style-name="T5"><text:line-break/></text:span><text:span text:style-name="T7">(</text:span><text:span text:style-name="T8">Production</text:span><text:span text:style-name="T7">)</text:span></text:p>
            </draw:text-box>
          </draw:frame>
        </draw:g>
        <draw:g>
          <draw:g>
            <draw:polygon draw:style-name="gr1" draw:layer="layout" svg:width="3.682cm" svg:height="1.049cm" svg:x="4.89cm" svg:y="10.888cm" svg:viewBox="0 0 3683 1050" draw:points="0,1050 3683,1050 3683,0 0,0">
              <text:p/>
            </draw:polygon>
            <draw:polygon draw:style-name="gr14" draw:layer="layout" svg:width="3.682cm" svg:height="1.049cm" svg:x="4.89cm" svg:y="10.888cm" svg:viewBox="0 0 3683 1050" draw:points="0,1050 3683,1050 3683,0 0,0">
              <text:p/>
            </draw:polygon>
          </draw:g>
          <draw:frame draw:style-name="gr28" draw:layer="layout" svg:width="3.683cm" svg:height="1.239cm" svg:x="4.89cm" svg:y="10.888cm">
            <draw:text-box>
              <text:p text:style-name="P3"><text:span text:style-name="T5">updatePltn.sh</text:span><text:span text:style-name="T5"><text:line-break/></text:span><text:span text:style-name="T6">Git</text:span><text:span text:style-name="T6"><text:line-break/></text:span><text:span text:style-name="T6"/></text:p>
            </draw:text-box>
          </draw:frame>
        </draw:g>
        <draw:g>
          <draw:g>
            <draw:polygon draw:style-name="gr1" draw:layer="layout" svg:width="2.792cm" svg:height="1.014cm" svg:x="15.494cm" svg:y="14.859cm" svg:viewBox="0 0 2793 1015" draw:points="0,1015 2793,1015 2793,0 0,0">
              <text:p/>
            </draw:polygon>
            <draw:polygon draw:style-name="gr14" draw:layer="layout" svg:width="2.792cm" svg:height="1.014cm" svg:x="15.494cm" svg:y="14.859cm" svg:viewBox="0 0 2793 1015" draw:points="0,1015 2793,1015 2793,0 0,0">
              <text:p/>
            </draw:polygon>
          </draw:g>
          <draw:frame draw:style-name="gr20" draw:layer="layout" svg:width="2.794cm" svg:height="1.737cm" svg:x="15.494cm" svg:y="14.859cm">
            <draw:text-box>
              <text:p text:style-name="P2"><text:span text:style-name="T5">TouchOSC</text:span><text:span text:style-name="T5"><text:line-break/></text:span><text:span text:style-name="T6">pltnLayout.touchosc</text:span></text:p>
              <text:p text:style-name="P1"><text:span text:style-name="T9"/></text:p>
            </draw:text-box>
          </draw:frame>
        </draw:g>
        <draw:g>
          <draw:g>
            <draw:polygon draw:style-name="gr1" draw:layer="layout" svg:width="3.682cm" svg:height="1.395cm" svg:x="4.89cm" svg:y="9.398cm" svg:viewBox="0 0 3683 1396" draw:points="0,1396 3683,1396 3683,0 0,0">
              <text:p/>
            </draw:polygon>
            <draw:polygon draw:style-name="gr14" draw:layer="layout" svg:width="3.682cm" svg:height="1.395cm" svg:x="4.89cm" svg:y="9.398cm" svg:viewBox="0 0 3683 1396" draw:points="0,1396 3683,1396 3683,0 0,0">
              <text:p/>
            </draw:polygon>
          </draw:g>
          <draw:frame draw:style-name="gr29" draw:layer="layout" svg:width="3.683cm" svg:height="1.539cm" svg:x="4.89cm" svg:y="9.398cm">
            <draw:text-box>
              <text:p text:style-name="P3"><text:span text:style-name="T5">LEDcontrols.php</text:span><text:span text:style-name="T5"><text:line-break/></text:span><text:span text:style-name="T6">jQuery</text:span><text:span text:style-name="T6"><text:line-break/></text:span><text:span text:style-name="T6">OSC.php</text:span><text:span text:style-name="T6"><text:line-break/></text:span><text:span text:style-name="T6"/></text:p>
            </draw:text-box>
          </draw:frame>
        </draw:g>
        <draw:polyline draw:style-name="gr30" draw:layer="layout" svg:width="1.014cm" svg:height="1.142cm" svg:x="19.152cm" svg:y="4.064cm" svg:viewBox="0 0 1015 1143" draw:points="0,0 1015,0 1015,1143 0,1143">
          <text:p/>
        </draw:polyline>
        <draw:g>
          <draw:g>
            <draw:polygon draw:style-name="gr1" draw:layer="layout" svg:width="2.792cm" svg:height="1.269cm" svg:x="15.494cm" svg:y="16.129cm" svg:viewBox="0 0 2793 1270" draw:points="0,1270 2793,1270 2793,0 0,0">
              <text:p/>
            </draw:polygon>
            <draw:polygon draw:style-name="gr14" draw:layer="layout" svg:width="2.792cm" svg:height="1.269cm" svg:x="15.494cm" svg:y="16.129cm" svg:viewBox="0 0 2793 1270" draw:points="0,1270 2793,1270 2793,0 0,0">
              <text:p/>
            </draw:polygon>
          </draw:g>
          <draw:frame draw:style-name="gr15" draw:layer="layout" svg:width="2.794cm" svg:height="2.037cm" svg:x="15.494cm" svg:y="16.129cm">
            <draw:text-box>
              <text:p text:style-name="P2"><text:span text:style-name="T5">WebBrowser</text:span><text:span text:style-name="T5"><text:line-break/></text:span><text:span text:style-name="T6">Mobile</text:span><text:span text:style-name="T6"><text:line-break/></text:span><text:span text:style-name="T6">PC</text:span></text:p>
              <text:p text:style-name="P1"><text:span text:style-name="T9"/></text:p>
            </draw:text-box>
          </draw:frame>
        </draw:g>
        <draw:g>
          <draw:g>
            <draw:polygon draw:style-name="gr1" draw:layer="layout" svg:width="3.682cm" svg:height="0.888cm" svg:x="15.494cm" svg:y="5.994cm" svg:viewBox="0 0 3683 889" draw:points="0,889 3683,889 3683,0 0,0">
              <text:p/>
            </draw:polygon>
            <draw:polygon draw:style-name="gr14" draw:layer="layout" svg:width="3.682cm" svg:height="0.888cm" svg:x="15.494cm" svg:y="5.994cm" svg:viewBox="0 0 3683 889" draw:points="0,889 3683,889 3683,0 0,0">
              <text:p/>
            </draw:polygon>
          </draw:g>
          <draw:frame draw:style-name="gr31" draw:layer="layout" svg:width="3.683cm" svg:height="1.737cm" svg:x="15.494cm" svg:y="5.994cm">
            <draw:text-box>
              <text:p text:style-name="P2"><text:span text:style-name="T5">WebBrowser</text:span><text:span text:style-name="T5"><text:line-break/></text:span><text:span text:style-name="T6">PC</text:span></text:p>
              <text:p text:style-name="P1"><text:span text:style-name="T9"/></text:p>
            </draw:text-box>
          </draw:frame>
        </draw:g>
        <draw:g>
          <draw:g>
            <draw:polygon draw:style-name="gr1" draw:layer="layout" svg:width="1.776cm" svg:height="5.586cm" svg:x="8.636cm" svg:y="20.384cm" svg:viewBox="0 0 1777 5587" draw:points="0,5587 1777,5587 1777,0 0,0">
              <text:p/>
            </draw:polygon>
            <draw:polygon draw:style-name="gr14" draw:layer="layout" svg:width="1.776cm" svg:height="5.586cm" svg:x="8.636cm" svg:y="20.384cm" svg:viewBox="0 0 1777 5587" draw:points="0,5587 1777,5587 1777,0 0,0">
              <text:p/>
            </draw:polygon>
          </draw:g>
          <draw:frame draw:style-name="gr32" draw:layer="layout" svg:width="1.556cm" svg:height="0.699cm" svg:x="8.747cm" svg:y="20.034cm">
            <draw:text-box>
              <text:p text:style-name="P2"><text:span text:style-name="T2">LED1</text:span></text:p>
            </draw:text-box>
          </draw:frame>
        </draw:g>
        <draw:g>
          <draw:g>
            <draw:polygon draw:style-name="gr1" draw:layer="layout" svg:width="1.776cm" svg:height="5.586cm" svg:x="9.271cm" svg:y="20.892cm" svg:viewBox="0 0 1777 5587" draw:points="0,5587 1777,5587 1777,0 0,0">
              <text:p/>
            </draw:polygon>
            <draw:polygon draw:style-name="gr14" draw:layer="layout" svg:width="1.776cm" svg:height="5.586cm" svg:x="9.271cm" svg:y="20.892cm" svg:viewBox="0 0 1777 5587" draw:points="0,5587 1777,5587 1777,0 0,0">
              <text:p/>
            </draw:polygon>
          </draw:g>
          <draw:frame draw:style-name="gr32" draw:layer="layout" svg:width="1.556cm" svg:height="0.699cm" svg:x="9.382cm" svg:y="20.542cm">
            <draw:text-box>
              <text:p text:style-name="P2"><text:span text:style-name="T2">LED2</text:span></text:p>
            </draw:text-box>
          </draw:frame>
        </draw:g>
        <draw:line draw:style-name="gr33" draw:layer="layout" svg:x1="4.699cm" svg:y1="20.257cm" svg:x2="4.699cm" svg:y2="23.238cm">
          <text:p/>
        </draw:line>
        <draw:line draw:style-name="gr34" draw:layer="layout" svg:x1="4.445cm" svg:y1="20.257cm" svg:x2="4.445cm" svg:y2="23.238cm">
          <text:p/>
        </draw:line>
        <draw:line draw:style-name="gr35" draw:layer="layout" svg:x1="4.572cm" svg:y1="20.257cm" svg:x2="4.572cm" svg:y2="23.238cm">
          <text:p/>
        </draw:line>
        <draw:line draw:style-name="gr36" draw:layer="layout" svg:x1="4.826cm" svg:y1="20.257cm" svg:x2="4.826cm" svg:y2="23.238cm">
          <text:p/>
        </draw:line>
        <draw:line draw:style-name="gr37" draw:layer="layout" svg:x1="4.953cm" svg:y1="20.257cm" svg:x2="4.953cm" svg:y2="23.238cm">
          <text:p/>
        </draw:line>
        <draw:polyline draw:style-name="gr38" draw:layer="layout" svg:width="1.269cm" svg:height="7.24cm" svg:x="7.366cm" svg:y="14.478cm" svg:viewBox="0 0 1270 7241" draw:points="1270,7241 0,7241 0,0">
          <text:p/>
        </draw:polyline>
        <draw:polyline draw:style-name="gr39" draw:layer="layout" svg:width="1.142cm" svg:height="7.089cm" svg:x="7.493cm" svg:y="14.478cm" svg:viewBox="0 0 1143 7090" draw:points="1143,7090 0,7090 0,0">
          <text:p/>
        </draw:polyline>
        <draw:polyline draw:style-name="gr40" draw:layer="layout" svg:width="1.015cm" svg:height="6.938cm" svg:x="7.62cm" svg:y="14.478cm" svg:viewBox="0 0 1016 6939" draw:points="1016,6939 0,6939 0,0">
          <text:p/>
        </draw:polyline>
        <draw:polyline draw:style-name="gr41" draw:layer="layout" svg:width="1.269cm" svg:height="8.127cm" svg:x="8.001cm" svg:y="14.478cm" svg:viewBox="0 0 1270 8128" draw:points="1270,8128 0,8128 0,0">
          <text:p/>
        </draw:polyline>
        <draw:polyline draw:style-name="gr42" draw:layer="layout" svg:width="1.142cm" svg:height="7.957cm" svg:x="8.128cm" svg:y="14.478cm" svg:viewBox="0 0 1143 7958" draw:points="1143,7958 0,7958 0,0">
          <text:p/>
        </draw:polyline>
        <draw:polyline draw:style-name="gr43" draw:layer="layout" svg:width="1.015cm" svg:height="7.788cm" svg:x="8.255cm" svg:y="14.478cm" svg:viewBox="0 0 1016 7789" draw:points="1016,7789 0,7789 0,0">
          <text:p/>
        </draw:polyline>
        <draw:frame draw:style-name="gr44" draw:layer="layout" svg:width="1.27cm" svg:height="0.907cm" draw:transform="rotate (-1.5707963267949) translate (10.849cm 12.636cm)">
          <draw:text-box>
            <text:p text:style-name="P1"><text:span text:style-name="T10">USB</text:span></text:p>
          </draw:text-box>
        </draw:frame>
        <draw:g>
          <draw:g>
            <draw:polygon draw:style-name="gr1" draw:layer="layout" svg:width="3.681cm" svg:height="1.675cm" svg:x="4.89cm" svg:y="3.302cm" svg:viewBox="0 0 3682 1676" draw:points="0,1676 3682,1676 3682,0 0,0">
              <text:p/>
            </draw:polygon>
            <draw:polygon draw:style-name="gr14" draw:layer="layout" svg:width="3.681cm" svg:height="1.675cm" svg:x="4.89cm" svg:y="3.302cm" svg:viewBox="0 0 3682 1676" draw:points="0,1676 3682,1676 3682,0 0,0">
              <text:p/>
            </draw:polygon>
          </draw:g>
          <draw:frame draw:style-name="gr45" draw:layer="layout" svg:width="3.683cm" svg:height="2.139cm" svg:x="4.89cm" svg:y="3.302cm">
            <draw:text-box>
              <text:p text:style-name="P3"><text:span text:style-name="T5">/etc/init.d</text:span><text:span text:style-name="T5"><text:line-break/></text:span><text:span text:style-name="T6">rangeSensor</text:span><text:span text:style-name="T6"><text:line-break/></text:span><text:span text:style-name="T6">oscServer</text:span><text:span text:style-name="T6"><text:line-break/></text:span><text:span text:style-name="T6">pi-blaster</text:span><text:span text:style-name="T6"><text:line-break/></text:span><text:span text:style-name="T6">agent</text:span><text:span text:style-name="T6"><text:line-break/></text:span><text:span text:style-name="T6"/></text:p>
            </draw:text-box>
          </draw:frame>
        </draw:g>
        <draw:g>
          <draw:g>
            <draw:polygon draw:style-name="gr1" draw:layer="layout" svg:width="0.951cm" svg:height="2.856cm" svg:x="1.969cm" svg:y="3.429cm" svg:viewBox="0 0 952 2857" draw:points="952,2857 952,0 0,0 0,2857">
              <text:p/>
            </draw:polygon>
            <draw:polygon draw:style-name="gr14" draw:layer="layout" svg:width="0.951cm" svg:height="2.856cm" svg:x="1.969cm" svg:y="3.429cm" svg:viewBox="0 0 952 2857" draw:points="952,2857 952,0 0,0 0,2857">
              <text:p/>
            </draw:polygon>
          </draw:g>
          <draw:frame draw:style-name="gr46" draw:layer="layout" svg:width="2.858cm" svg:height="0.953cm" draw:transform="rotate (1.5707963267949) translate (1.969cm 6.287cm)">
            <draw:text-box>
              <text:p text:style-name="P1"><text:span text:style-name="T5">/dev/pi-blaster</text:span></text:p>
            </draw:text-box>
          </draw:frame>
        </draw:g>
        <draw:line draw:style-name="gr47" draw:layer="layout" svg:x1="16.789cm" svg:y1="25.578cm" svg:x2="17.805cm" svg:y2="25.578cm">
          <text:p/>
        </draw:line>
        <draw:frame draw:style-name="gr10" draw:layer="layout" svg:width="1.842cm" svg:height="0.756cm" svg:x="17.59cm" svg:y="25.137cm">
          <draw:text-box>
            <text:p text:style-name="P1"><text:span text:style-name="T4">File I/O</text:span></text:p>
          </draw:text-box>
        </draw:frame>
        <draw:polyline draw:style-name="gr48" draw:layer="layout" svg:width="6.679cm" svg:height="8.939cm" svg:x="8.56cm" svg:y="1.524cm" svg:viewBox="0 0 6680 8940" draw:points="6680,0 5298,0 5298,8940 0,8940">
          <text:p/>
        </draw:polyline>
        <draw:polyline draw:style-name="gr49" draw:layer="layout" svg:width="0.253cm" svg:height="1.522cm" svg:x="1.905cm" svg:y="20.257cm" svg:viewBox="0 0 254 1523" draw:points="254,1523 0,1523 0,0">
          <text:p/>
        </draw:polyline>
        <draw:g>
          <draw:g>
            <draw:polygon draw:style-name="gr1" draw:layer="layout" svg:width="0.951cm" svg:height="2.729cm" svg:x="1.969cm" svg:y="10.855cm" svg:viewBox="0 0 952 2730" draw:points="952,2730 952,0 0,0 0,2730">
              <text:p/>
            </draw:polygon>
            <draw:polygon draw:style-name="gr14" draw:layer="layout" svg:width="0.951cm" svg:height="2.729cm" svg:x="1.969cm" svg:y="10.855cm" svg:viewBox="0 0 952 2730" draw:points="952,2730 952,0 0,0 0,2730">
              <text:p/>
            </draw:polygon>
          </draw:g>
          <draw:frame draw:style-name="gr46" draw:layer="layout" svg:width="2.731cm" svg:height="0.953cm" draw:transform="rotate (1.5707963267949) translate (1.969cm 13.585cm)">
            <draw:text-box>
              <text:p text:style-name="P1"><text:span text:style-name="T5">/usr/lcoal/pltn</text:span></text:p>
            </draw:text-box>
          </draw:frame>
        </draw:g>
        <draw:line draw:style-name="gr50" draw:layer="layout" svg:x1="4.902cm" svg:y1="11.134cm" svg:x2="2.921cm" svg:y2="11.134cm">
          <text:p/>
        </draw:line>
        <draw:polyline draw:style-name="gr51" draw:layer="layout" svg:width="6.933cm" svg:height="3.428cm" svg:x="8.56cm" svg:y="6.477cm" svg:viewBox="0 0 6934 3429" draw:points="6934,0 5819,0 5819,3429 0,3429">
          <text:p/>
        </draw:polyline>
        <draw:polyline draw:style-name="gr52" draw:layer="layout" svg:width="6.933cm" svg:height="6.602cm" svg:x="8.56cm" svg:y="10.16cm" svg:viewBox="0 0 6934 6603" draw:points="0,0 6035,0 6035,6603 6934,6603">
          <text:p/>
        </draw:polyline>
        <draw:polyline draw:style-name="gr53" draw:layer="layout" svg:width="6.933cm" svg:height="9.778cm" svg:x="8.56cm" svg:y="5.715cm" svg:viewBox="0 0 6934 9779" draw:points="0,0 5650,0 5650,9779 6934,9779">
          <text:p/>
        </draw:polyline>
        <draw:polyline draw:style-name="gr54" draw:layer="layout" svg:width="6.933cm" svg:height="1.269cm" svg:x="8.56cm" svg:y="4.318cm" svg:viewBox="0 0 6934 1270" draw:points="0,1270 5673,1270 5673,0 6934,0">
          <text:p/>
        </draw:polyline>
        <draw:line draw:style-name="gr55" draw:layer="layout" svg:x1="16.789cm" svg:y1="20.828cm" svg:x2="17.805cm" svg:y2="20.828cm">
          <text:p/>
        </draw:line>
        <draw:frame draw:style-name="gr10" draw:layer="layout" svg:width="2.032cm" svg:height="0.702cm" svg:x="18.109cm" svg:y="20.414cm">
          <draw:text-box>
            <text:p text:style-name="P2"><text:span text:style-name="T3">MIDI</text:span></text:p>
          </draw:text-box>
        </draw:frame>
        <draw:polyline draw:style-name="gr56" draw:layer="layout" svg:width="0.913cm" svg:height="0.888cm" svg:x="19.152cm" svg:y="4.191cm" svg:viewBox="0 0 914 889" draw:points="0,0 914,0 914,889 0,889">
          <text:p/>
        </draw:polyline>
        <draw:polyline draw:style-name="gr57" draw:layer="layout" svg:width="1.98cm" svg:height="1.014cm" svg:x="2.921cm" svg:y="4.826cm" svg:viewBox="0 0 1981 1015" draw:points="1981,1015 1745,1015 1745,0 0,0">
          <text:p/>
        </draw:polyline>
        <draw:polyline draw:style-name="gr58" draw:layer="layout" svg:width="1.98cm" svg:height="2.411cm" svg:x="2.921cm" svg:y="5.08cm" svg:viewBox="0 0 1981 2412" draw:points="1981,2412 1515,2412 1515,0 0,0">
          <text:p/>
        </draw:polyline>
        <draw:polyline draw:style-name="gr59" draw:layer="layout" svg:width="4.698cm" svg:height="9.397cm" svg:x="5.334cm" svg:y="7.366cm" svg:viewBox="0 0 4699 9398" draw:points="3175,0 4699,0 4699,9398 0,9398">
          <text:p/>
        </draw:polyline>
        <draw:frame draw:style-name="gr60" draw:layer="layout" svg:width="7.747cm" svg:height="2.032cm" svg:x="1.437cm" svg:y="0.254cm">
          <draw:text-box>
            <text:p text:style-name="P3"><text:span text:style-name="T11">[PLTN] Software Architecture</text:span><text:span text:style-name="T12"> </text:span></text:p>
          </draw:text-box>
        </draw:frame>
        <draw:g>
          <draw:g>
            <draw:polygon draw:style-name="gr1" draw:layer="layout" svg:width="0.951cm" svg:height="4.061cm" svg:x="1.969cm" svg:y="6.477cm" svg:viewBox="0 0 952 4062" draw:points="952,4062 952,0 0,0 0,4062">
              <text:p/>
            </draw:polygon>
            <draw:polygon draw:style-name="gr14" draw:layer="layout" svg:width="0.951cm" svg:height="4.061cm" svg:x="1.969cm" svg:y="6.477cm" svg:viewBox="0 0 952 4062" draw:points="952,4062 952,0 0,0 0,4062">
              <text:p/>
            </draw:polygon>
          </draw:g>
          <draw:frame draw:style-name="gr61" draw:text-style-name="P4" draw:layer="layout" svg:width="4.064cm" svg:height="0.681cm" draw:transform="rotate (1.5707963267949) translate (1.969cm 10.541cm)">
            <draw:text-box>
              <text:p text:style-name="P1"><text:span text:style-name="T13">/home/pltn/.ssh/authorzed_keys</text:span></text:p>
            </draw:text-box>
          </draw:frame>
        </draw:g>
        <draw:g xml:id="id1" draw:id="id1">
          <draw:g>
            <draw:polygon draw:style-name="gr1" draw:layer="layout" svg:width="3.682cm" svg:height="0.761cm" svg:x="4.89cm" svg:y="12.065cm" svg:viewBox="0 0 3683 762" draw:points="0,762 3683,762 3683,0 0,0">
              <text:p/>
            </draw:polygon>
            <draw:polygon draw:style-name="gr14" draw:layer="layout" svg:width="3.682cm" svg:height="0.761cm" svg:x="4.89cm" svg:y="12.065cm" svg:viewBox="0 0 3683 762" draw:points="0,762 3683,762 3683,0 0,0">
              <text:p/>
            </draw:polygon>
          </draw:g>
          <draw:frame draw:style-name="gr21" draw:layer="layout" svg:width="3.683cm" svg:height="0.762cm" svg:x="4.89cm" svg:y="12.065cm">
            <draw:text-box>
              <text:p text:style-name="P3"><text:span text:style-name="T5">pltnAgent.pyc</text:span></text:p>
            </draw:text-box>
          </draw:frame>
        </draw:g>
        <draw:g>
          <draw:polygon draw:style-name="gr1" draw:layer="layout" svg:width="5.587cm" svg:height="3.174cm" svg:x="15.24cm" svg:y="9.144cm" svg:viewBox="0 0 5588 3175" draw:points="0,3175 5588,3175 5588,0 0,0">
            <text:p/>
          </draw:polygon>
          <draw:polygon draw:style-name="gr62" draw:layer="layout" svg:width="5.587cm" svg:height="3.174cm" svg:x="15.24cm" svg:y="9.144cm" svg:viewBox="0 0 5588 3175" draw:points="0,3175 5588,3175 5588,0 0,0">
            <text:p/>
          </draw:polygon>
        </draw:g>
        <draw:frame draw:style-name="gr3" draw:layer="layout" svg:width="2.54cm" svg:height="0.613cm" svg:x="15.062cm" svg:y="9.066cm">
          <draw:text-box>
            <text:p text:style-name="P1"><text:span text:style-name="T1">Control Center</text:span></text:p>
          </draw:text-box>
        </draw:frame>
        <draw:g>
          <draw:g>
            <draw:polygon draw:style-name="gr1" draw:layer="layout" svg:width="3.682cm" svg:height="1.177cm" svg:x="15.494cm" svg:y="9.779cm" svg:viewBox="0 0 3683 1178" draw:points="0,1178 3683,1178 3683,0 0,0">
              <text:p/>
            </draw:polygon>
            <draw:polygon draw:style-name="gr14" draw:layer="layout" svg:width="3.682cm" svg:height="1.177cm" svg:x="15.494cm" svg:y="9.779cm" svg:viewBox="0 0 3683 1178" draw:points="0,1178 3683,1178 3683,0 0,0">
              <text:p/>
            </draw:polygon>
          </draw:g>
          <draw:frame draw:style-name="gr63" draw:text-style-name="P2" draw:layer="layout" svg:width="3.683cm" svg:height="2.159cm" svg:x="15.494cm" svg:y="9.779cm">
            <draw:text-box>
              <text:p text:style-name="P2"><text:span text:style-name="T5">controlCenter.pde</text:span><text:span text:style-name="T5"><text:line-break/></text:span><text:span text:style-name="T6">oscP5</text:span><text:span text:style-name="T6"><text:line-break/></text:span><text:span text:style-name="T6">controlP5 (GUI)</text:span></text:p>
              <text:p text:style-name="P1"><text:span text:style-name="T9"/></text:p>
            </draw:text-box>
          </draw:frame>
        </draw:g>
        <draw:polyline draw:style-name="gr64" draw:layer="layout" svg:width="6.933cm" svg:height="4.317cm" svg:x="8.56cm" svg:y="5.842cm" svg:viewBox="0 0 6934 4318" draw:points="0,0 6220,0 6220,4318 6934,4318">
          <text:p/>
        </draw:polyline>
        <draw:g>
          <draw:g>
            <draw:polygon draw:style-name="gr1" draw:layer="layout" svg:width="3.682cm" svg:height="0.888cm" svg:x="15.494cm" svg:y="4.89cm" svg:viewBox="0 0 3683 889" draw:points="0,889 3683,889 3683,0 0,0">
              <text:p/>
            </draw:polygon>
            <draw:polygon draw:style-name="gr14" draw:layer="layout" svg:width="3.682cm" svg:height="0.888cm" svg:x="15.494cm" svg:y="4.89cm" svg:viewBox="0 0 3683 889" draw:points="0,889 3683,889 3683,0 0,0">
              <text:p/>
            </draw:polygon>
          </draw:g>
          <draw:frame draw:style-name="gr31" draw:layer="layout" svg:width="3.683cm" svg:height="1.737cm" svg:x="15.494cm" svg:y="4.89cm">
            <draw:text-box>
              <text:p text:style-name="P2"><text:span text:style-name="T5">Ableton Live 9</text:span><text:span text:style-name="T5"><text:line-break/></text:span><text:span text:style-name="T6">LiveOSC</text:span></text:p>
              <text:p text:style-name="P1"><text:span text:style-name="T9"/></text:p>
            </draw:text-box>
          </draw:frame>
        </draw:g>
        <draw:polyline draw:style-name="gr65" draw:layer="layout" svg:width="1.167cm" svg:height="3.681cm" svg:x="8.56cm" svg:y="5.969cm" svg:viewBox="0 0 1168 3682" draw:points="0,0 1168,0 1168,3682 0,3682">
          <text:p/>
        </draw:polyline>
        <draw:g>
          <draw:polygon draw:style-name="gr1" draw:layer="layout" svg:width="5.587cm" svg:height="1.54cm" svg:x="15.24cm" svg:y="7.449cm" svg:viewBox="0 0 5588 1541" draw:points="0,1541 5588,1541 5588,0 0,0">
            <text:p/>
          </draw:polygon>
          <draw:polygon draw:style-name="gr62" draw:layer="layout" svg:width="5.587cm" svg:height="1.54cm" svg:x="15.24cm" svg:y="7.339cm" svg:viewBox="0 0 5588 1541" draw:points="0,1541 5588,1541 5588,0 0,0">
            <text:p/>
          </draw:polygon>
        </draw:g>
        <draw:frame draw:style-name="gr3" draw:layer="layout" svg:width="1.586cm" svg:height="0.613cm" svg:x="15.194cm" svg:y="7.261cm">
          <draw:text-box>
            <text:p text:style-name="P2"><text:span text:style-name="T1">Drums</text:span></text:p>
          </draw:text-box>
        </draw:frame>
        <draw:rect draw:style-name="gr66" draw:text-style-name="P6" draw:layer="layout" svg:width="1.27cm" svg:height="0.889cm" svg:x="15.475cm" svg:y="7.847cm">
          <text:p text:style-name="P5"><text:span text:style-name="T14">Piezo </text:span></text:p>
          <text:p text:style-name="P5"><text:span text:style-name="T14">Sensor</text:span></text:p>
        </draw:rect>
        <draw:rect draw:style-name="gr66" draw:text-style-name="P6" draw:layer="layout" svg:width="1.524cm" svg:height="0.889cm" svg:x="17.68cm" svg:y="7.847cm">
          <text:p text:style-name="P5"><text:span text:style-name="T14">MIDI </text:span></text:p>
          <text:p text:style-name="P5"><text:span text:style-name="T14">Controller</text:span></text:p>
        </draw:rect>
        <draw:polyline draw:style-name="gr67" draw:layer="layout" svg:width="0.913cm" svg:height="2.793cm" svg:x="19.179cm" svg:y="5.461cm" svg:viewBox="0 0 914 2794" draw:points="0,0 914,0 914,2794 0,2794">
          <text:p/>
        </draw:polyline>
        <draw:line draw:style-name="gr68" draw:text-style-name="P7" draw:layer="layout" svg:x1="16.764cm" svg:y1="8.255cm" svg:x2="17.653cm" svg:y2="8.255cm">
          <text:p/>
        </draw:line>
        <draw:line draw:style-name="gr69" draw:text-style-name="P7" draw:layer="layout" svg:x1="8.536cm" svg:y1="12.281cm" svg:x2="9.779cm" svg:y2="12.281cm">
          <text:p/>
        </draw:line>
        <draw:line draw:style-name="gr69" draw:text-style-name="P7" draw:layer="layout" svg:x1="9.779cm" svg:y1="10.668cm" svg:x2="9.779cm" svg:y2="12.319cm">
          <text:p/>
        </draw:line>
        <draw:line draw:style-name="gr70" draw:text-style-name="P7" draw:layer="layout" svg:x1="9.779cm" svg:y1="10.668cm" svg:x2="15.494cm" svg:y2="10.668cm">
          <text:p/>
        </draw:line>
        <draw:rect draw:style-name="gr71" draw:text-style-name="P7" xml:id="id2" draw:id="id2" draw:layer="layout" svg:width="3.683cm" svg:height="0.889cm" svg:x="15.494cm" svg:y="11.049cm">
          <text:p/>
        </draw:rect>
        <draw:frame draw:style-name="gr72" draw:text-style-name="P8" draw:layer="layout" svg:width="1.397cm" svg:height="0.657cm" svg:x="15.394cm" svg:y="11.054cm">
          <draw:text-box>
            <text:p><text:span text:style-name="T15">Putty</text:span></text:p>
          </draw:text-box>
        </draw:frame>
        <draw:frame draw:style-name="gr73" draw:text-style-name="P10" draw:layer="layout" svg:width="2.032cm" svg:height="0.508cm" svg:x="15.394cm" svg:y="11.457cm">
          <draw:text-box>
            <text:p text:style-name="P9"><text:span text:style-name="T16">Agent output</text:span></text:p>
          </draw:text-box>
        </draw:frame>
        <draw:connector draw:style-name="gr74" draw:text-style-name="P7" draw:layer="layout" svg:x1="8.573cm" svg:y1="12.446cm" svg:x2="15.494cm" svg:y2="11.493cm" draw:start-shape="id1" draw:end-shape="id2" svg:d="m8573 12446h3461v-953h3460" svg:viewBox="0 0 6922 954">
          <text:p/>
        </draw:connector>
        <draw:frame draw:style-name="gr75" draw:text-style-name="P3" draw:layer="layout" svg:width="1.789cm" svg:height="0.979cm" svg:x="8.941cm" svg:y="0.997cm">
          <draw:text-box>
            <text:p text:style-name="P3"><text:span text:style-name="T17">9/17/201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EndMarker_5f_1" draw:display-name="EndMarker_1" svg:viewBox="0 0 20 30" svg:d="m10 0-10 30h20z"/>
    <draw:marker draw:name="EndMarker_5f_10" draw:display-name="EndMarker_10" svg:viewBox="0 0 20 30" svg:d="m10 0-10 30h20z"/>
    <draw:marker draw:name="EndMarker_5f_11" draw:display-name="EndMarker_11" svg:viewBox="0 0 20 30" svg:d="m10 0-10 30h20z"/>
    <draw:marker draw:name="EndMarker_5f_12" draw:display-name="EndMarker_12" svg:viewBox="0 0 20 30" svg:d="m10 0-10 30h20z"/>
    <draw:marker draw:name="EndMarker_5f_13" draw:display-name="EndMarker_13" svg:viewBox="0 0 20 30" svg:d="m10 0-10 30h20z"/>
    <draw:marker draw:name="EndMarker_5f_14" draw:display-name="EndMarker_14" svg:viewBox="0 0 20 30" svg:d="m10 0-10 30h20z"/>
    <draw:marker draw:name="EndMarker_5f_2" draw:display-name="EndMarker_2" svg:viewBox="0 0 20 30" svg:d="m10 0-10 30h20z"/>
    <draw:marker draw:name="EndMarker_5f_3" draw:display-name="EndMarker_3" svg:viewBox="0 0 20 30" svg:d="m10 0-10 30h20z"/>
    <draw:marker draw:name="EndMarker_5f_4" draw:display-name="EndMarker_4" svg:viewBox="0 0 20 30" svg:d="m10 0-10 30h20z"/>
    <draw:marker draw:name="EndMarker_5f_5" draw:display-name="EndMarker_5" svg:viewBox="0 0 20 30" svg:d="m10 0-10 30h20z"/>
    <draw:marker draw:name="EndMarker_5f_6" draw:display-name="EndMarker_6" svg:viewBox="0 0 20 30" svg:d="m10 0-10 30h20z"/>
    <draw:marker draw:name="EndMarker_5f_7" draw:display-name="EndMarker_7" svg:viewBox="0 0 20 30" svg:d="m10 0-10 30h20z"/>
    <draw:marker draw:name="EndMarker_5f_8" draw:display-name="EndMarker_8" svg:viewBox="0 0 20 30" svg:d="m10 0-10 30h20z"/>
    <draw:marker draw:name="EndMarker_5f_9" draw:display-name="EndMarker_9" svg:viewBox="0 0 20 30" svg:d="m10 0-10 30h20z"/>
    <draw:marker draw:name="StartMarker_5f_1" draw:display-name="StartMarker_1" svg:viewBox="0 0 20 30" svg:d="m10 0-10 30h20z"/>
    <draw:marker draw:name="StartMarker_5f_10" draw:display-name="StartMarker_10" svg:viewBox="0 0 20 30" svg:d="m10 0-10 30h20z"/>
    <draw:marker draw:name="StartMarker_5f_11" draw:display-name="StartMarker_11" svg:viewBox="0 0 20 30" svg:d="m10 0-10 30h20z"/>
    <draw:marker draw:name="StartMarker_5f_12" draw:display-name="StartMarker_12" svg:viewBox="0 0 20 30" svg:d="m10 0-10 30h20z"/>
    <draw:marker draw:name="StartMarker_5f_13" draw:display-name="StartMarker_13" svg:viewBox="0 0 20 30" svg:d="m10 0-10 30h20z"/>
    <draw:marker draw:name="StartMarker_5f_14" draw:display-name="StartMarker_14" svg:viewBox="0 0 20 30" svg:d="m10 0-10 30h20z"/>
    <draw:marker draw:name="StartMarker_5f_15" draw:display-name="StartMarker_15" svg:viewBox="0 0 20 30" svg:d="m10 0-10 30h20z"/>
    <draw:marker draw:name="StartMarker_5f_2" draw:display-name="StartMarker_2" svg:viewBox="0 0 20 30" svg:d="m10 0-10 30h20z"/>
    <draw:marker draw:name="StartMarker_5f_3" draw:display-name="StartMarker_3" svg:viewBox="0 0 20 30" svg:d="m10 0-10 30h20z"/>
    <draw:marker draw:name="StartMarker_5f_4" draw:display-name="StartMarker_4" svg:viewBox="0 0 20 30" svg:d="m10 0-10 30h20z"/>
    <draw:marker draw:name="StartMarker_5f_5" draw:display-name="StartMarker_5" svg:viewBox="0 0 20 30" svg:d="m10 0-10 30h20z"/>
    <draw:marker draw:name="StartMarker_5f_6" draw:display-name="StartMarker_6" svg:viewBox="0 0 20 30" svg:d="m10 0-10 30h20z"/>
    <draw:marker draw:name="StartMarker_5f_7" draw:display-name="StartMarker_7" svg:viewBox="0 0 20 30" svg:d="m10 0-10 30h20z"/>
    <draw:marker draw:name="StartMarker_5f_8" draw:display-name="StartMarker_8" svg:viewBox="0 0 20 30" svg:d="m10 0-10 30h20z"/>
    <draw:marker draw:name="StartMarker_5f_9" draw:display-name="StartMarker_9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5f_1" draw:display-name="Dash_1" draw:style="rect" draw:dots1="1" draw:dots1-length="600%" draw:dots2="1" draw:dots2-length="600%" draw:distance="300%"/>
    <draw:stroke-dash draw:name="Dash_5f_2" draw:display-name="Dash_2" draw:style="rect" draw:dots1="1" draw:dots1-length="600%" draw:dots2="1" draw:dots2-length="600%" draw:distance="300%"/>
    <draw:stroke-dash draw:name="Dash_5f_3" draw:display-name="Dash_3" draw:style="rect" draw:dots1="1" draw:dots1-length="600%" draw:dots2="1" draw:dots2-length="600%" draw:distance="300%"/>
    <draw:stroke-dash draw:name="Dash_5f_4" draw:display-name="Dash_4" draw:style="rect" draw:dots1="1" draw:dots1-length="600%" draw:dots2="1" draw:dots2-length="600%" draw:distance="300%"/>
    <draw:stroke-dash draw:name="Dash_5f_5" draw:display-name="Dash_5" draw:style="rect" draw:dots1="1" draw:dots1-length="600%" draw:dots2="1" draw:dots2-length="600%" draw:distance="300%"/>
    <draw:stroke-dash draw:name="Dash_5f_6" draw:display-name="Dash_6" draw:style="rect" draw:dots1="1" draw:dots1-length="600%" draw:dots2="1" draw:dots2-length="600%" draw:distance="300%"/>
    <draw:stroke-dash draw:name="Dash_5f_7" draw:display-name="Dash_7" draw:style="rect" draw:dots1="1" draw:dots1-length="600%" draw:dots2="1" draw:dots2-length="600%" draw:distance="3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9-17T22:30:29.723000000</dc:date>
    <meta:generator>LibreOffice/4.1.1.2$Windows_x86 LibreOffice_project/7e4286b58adc75a14f6d83f53a03b6c11fa2903</meta:generator>
    <meta:editing-duration>PT5H44M9S</meta:editing-duration>
    <meta:editing-cycles>6</meta:editing-cycles>
    <meta:document-statistic meta:object-count="194"/>
  </office:meta>
</office:document-meta>
</file>